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93cm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gr4" style:family="graphic" style:parent-style-name="standard">
      <style:graphic-properties draw:stroke="none" svg:stroke-color="#000000" draw:fill="none" draw:fill-color="#ffffff" fo:min-height="1.004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draw:stroke="none" svg:stroke-color="#000000" draw:fill="none" draw:fill-color="#ffffff" fo:min-height="0.999cm"/>
    </style:style>
    <style:style style:name="co1" style:family="table-column">
      <style:table-column-properties style:column-width="18.981cm" style:use-optimal-column-width="false"/>
    </style:style>
    <style:style style:name="co2" style:family="table-column">
      <style:table-column-properties style:column-width="5.468cm" style:use-optimal-column-width="false"/>
    </style:style>
    <style:style style:name="co3" style:family="table-column">
      <style:table-column-properties style:column-width="3.306cm" style:use-optimal-column-width="false"/>
    </style:style>
    <style:style style:name="co4" style:family="table-column">
      <style:table-column-properties style:column-width="19.013cm" style:use-optimal-column-width="false"/>
    </style:style>
    <style:style style:name="co5" style:family="table-column">
      <style:table-column-properties style:column-width="3.81cm" style:use-optimal-column-width="false"/>
    </style:style>
    <style:style style:name="co6" style:family="table-column">
      <style:table-column-properties style:column-width="2.461cm" style:use-optimal-column-width="false"/>
    </style:style>
    <style:style style:name="co7" style:family="table-column">
      <style:table-column-properties style:column-width="23.15cm" style:use-optimal-column-width="false"/>
    </style:style>
    <style:style style:name="co8" style:family="table-column">
      <style:table-column-properties style:column-width="0.731cm" style:use-optimal-column-width="false"/>
    </style:style>
    <style:style style:name="co9" style:family="table-column">
      <style:table-column-properties style:column-width="4.01cm" style:use-optimal-column-width="false"/>
    </style:style>
    <style:style style:name="co10" style:family="table-column">
      <style:table-column-properties style:column-width="20.685cm" style:use-optimal-column-width="false"/>
    </style:style>
    <style:style style:name="co11" style:family="table-column">
      <style:table-column-properties style:column-width="2.721cm" style:use-optimal-column-width="false"/>
    </style:style>
    <style:style style:name="co12" style:family="table-column">
      <style:table-column-properties style:column-width="4.349cm" style:use-optimal-column-width="false"/>
    </style:style>
    <style:style style:name="co13" style:family="table-column">
      <style:table-column-properties style:column-width="18.027cm" style:use-optimal-column-width="false"/>
    </style:style>
    <style:style style:name="co14" style:family="table-column">
      <style:table-column-properties style:column-width="4.068cm" style:use-optimal-column-width="false"/>
    </style:style>
    <style:style style:name="co15" style:family="table-column">
      <style:table-column-properties style:column-width="5.68cm" style:use-optimal-column-width="false"/>
    </style:style>
    <style:style style:name="co16" style:family="table-column">
      <style:table-column-properties style:column-width="5.078cm" style:use-optimal-column-width="false"/>
    </style:style>
    <style:style style:name="co17" style:family="table-column">
      <style:table-column-properties style:column-width="12.846cm" style:use-optimal-column-width="false"/>
    </style:style>
    <style:style style:name="co18" style:family="table-column">
      <style:table-column-properties style:column-width="5.118cm" style:use-optimal-column-width="false"/>
    </style:style>
    <style:style style:name="co19" style:family="table-column">
      <style:table-column-properties style:column-width="12.95cm" style:use-optimal-column-width="false"/>
    </style:style>
    <style:style style:name="ro1" style:family="table-row">
      <style:table-row-properties style:row-height="1.583cm"/>
    </style:style>
    <style:style style:name="ro2" style:family="table-row">
      <style:table-row-properties style:row-height="1.361cm"/>
    </style:style>
    <style:style style:name="ro3" style:family="table-row">
      <style:table-row-properties style:row-height="1.354cm"/>
    </style:style>
    <style:style style:name="ro4" style:family="table-row">
      <style:table-row-properties style:row-height="0cm"/>
    </style:style>
    <style:style style:name="ro5" style:family="table-row">
      <style:table-row-properties style:row-height="0.972cm"/>
    </style:style>
    <style:style style:name="ro6" style:family="table-row">
      <style:table-row-properties style:row-height="0.984cm"/>
    </style:style>
    <style:style style:name="ro7" style:family="table-row">
      <style:table-row-properties style:row-height="0.964cm"/>
    </style:style>
    <style:style style:name="ce1" style:family="table-cell">
      <loext:graphic-properties draw:fill="none" draw:textarea-vertical-align="middle"/>
      <style:paragraph-properties fo:text-align="center" fo:border="0.03pt solid #000000"/>
      <style:text-properties style:font-name="Times New Roman" fo:font-size="28pt" style:font-size-asian="28pt" style:font-size-complex="28pt"/>
    </style:style>
    <style:style style:name="ce2" style:family="table-cell">
      <loext:graphic-properties draw:fill="none" draw:textarea-vertical-align="middle"/>
      <style:paragraph-properties fo:text-align="center" fo:border="0.03pt solid #000000"/>
      <style:text-properties style:font-name="Times New Roman" fo:font-size="28pt" style:font-size-asian="28pt" style:font-size-complex="28pt"/>
    </style:style>
    <style:style style:name="ce3" style:family="table-cell">
      <loext:graphic-properties draw:fill="none" draw:textarea-vertical-align="middle"/>
      <style:paragraph-properties fo:text-align="center" fo:border-left="0.03pt solid #000000" fo:border-right="0.03pt solid #000000" fo:border-top="0.03pt solid #000000" fo:border-bottom="none"/>
      <style:text-properties style:font-name="Times New Roman" fo:font-size="28pt" style:font-size-asian="28pt" style:font-size-complex="28pt"/>
    </style:style>
    <style:style style:name="ce4" style:family="table-cell">
      <loext:graphic-properties draw:fill="none" draw:textarea-vertical-align="middle"/>
      <style:paragraph-properties fo:text-align="center" fo:border="0.03pt solid #000000"/>
      <style:text-properties style:font-name="Times New Roman" fo:font-size="28pt" style:font-size-asian="28pt" style:font-size-complex="28pt"/>
    </style:style>
    <style:style style:name="ce5" style:family="table-cell">
      <loext:graphic-properties draw:fill="none" draw:textarea-vertical-align="middle"/>
      <style:paragraph-properties fo:text-align="center" fo:border="0.03pt solid #000000"/>
      <style:text-properties style:font-name="Times New Roman" fo:font-size="28pt" style:font-size-asian="28pt" style:font-size-complex="28pt"/>
    </style:style>
    <style:style style:name="ce6" style:family="table-cell">
      <loext:graphic-properties draw:fill="none" draw:textarea-vertical-align="middle"/>
      <style:paragraph-properties fo:text-align="center" fo:border="0.03pt solid #000000"/>
      <style:text-properties style:font-name="Times New Roman" fo:font-size="28pt" style:font-size-asian="28pt" style:font-size-complex="28pt"/>
    </style:style>
    <style:style style:name="ce7" style:family="table-cell">
      <loext:graphic-properties draw:fill="none" draw:textarea-vertical-align="middle"/>
      <style:paragraph-properties fo:text-align="center" fo:border="0.03pt solid #000000"/>
      <style:text-properties style:font-name="Times New Roman" fo:font-size="28pt" style:font-size-asian="28pt" style:font-size-complex="28pt"/>
    </style:style>
    <style:style style:name="ce8" style:family="table-cell">
      <loext:graphic-properties draw:fill="none" draw:textarea-vertical-align="middle"/>
      <style:paragraph-properties fo:text-align="center" fo:border="0.03pt solid #000000"/>
      <style:text-properties style:font-name="Times New Roman" fo:font-size="28pt" style:font-size-asian="28pt" style:font-size-complex="28pt"/>
    </style:style>
    <style:style style:name="ce9" style:family="table-cell">
      <loext:graphic-properties draw:fill="none" draw:textarea-vertical-align="middle"/>
      <style:paragraph-properties fo:text-align="center" fo:border-left="0.03pt solid #000000" fo:border-right="0.03pt solid #000000" fo:border-top="0.03pt solid #000000" fo:border-bottom="none"/>
      <style:text-properties style:font-name="Times New Roman" fo:font-size="28pt" style:font-size-asian="28pt" style:font-size-complex="28pt"/>
    </style:style>
    <style:style style:name="ce10" style:family="table-cell">
      <loext:graphic-properties draw:fill="none" draw:textarea-vertical-align="middle"/>
      <style:paragraph-properties fo:text-align="center" fo:border="0.03pt solid #000000"/>
      <style:text-properties style:font-name="Times New Roman" fo:font-size="28pt" style:font-size-asian="28pt" style:font-size-complex="28pt"/>
    </style:style>
    <style:style style:name="ce11" style:family="table-cell">
      <loext:graphic-properties draw:fill="none" draw:textarea-vertical-align="middle"/>
      <style:paragraph-properties fo:text-align="center" fo:border="0.03pt solid #000000"/>
      <style:text-properties style:font-name="Times New Roman" fo:font-size="28pt" style:font-size-asian="28pt" style:font-size-complex="28pt"/>
    </style:style>
    <style:style style:name="ce12" style:family="table-cell">
      <loext:graphic-properties draw:fill="none" draw:textarea-vertical-align="middle"/>
      <style:paragraph-properties fo:text-align="center" fo:border="0.03pt solid #000000"/>
      <style:text-properties style:font-name="Times New Roman" fo:font-size="28pt" style:font-size-asian="28pt" style:font-size-complex="28pt"/>
    </style:style>
    <style:style style:name="ce13" style:family="table-cell">
      <loext:graphic-properties draw:fill="none" draw:textarea-vertical-align="middle"/>
      <style:paragraph-properties fo:text-align="center" fo:border-left="0.03pt solid #000000" fo:border-right="0.03pt solid #000000" fo:border-top="0.03pt solid #000000" fo:border-bottom="none"/>
      <style:text-properties style:font-name="Times New Roman" fo:font-size="28pt" style:font-size-asian="28pt" style:font-size-complex="28pt"/>
    </style:style>
    <style:style style:name="ce14" style:family="table-cell">
      <loext:graphic-properties draw:fill="none" draw:textarea-vertical-align="middle"/>
      <style:paragraph-properties fo:text-align="center" fo:border="0.03pt solid #000000"/>
      <style:text-properties style:font-name="Times New Roman" fo:font-size="28pt" style:font-size-asian="28pt" style:font-size-complex="28pt"/>
    </style:style>
    <style:style style:name="ce15" style:family="table-cell">
      <loext:graphic-properties draw:fill="none" draw:textarea-vertical-align="middle"/>
      <style:paragraph-properties fo:text-align="center" fo:border="0.03pt solid #000000"/>
      <style:text-properties style:font-name="Times New Roman" fo:font-size="28pt" style:font-size-asian="28pt" style:font-size-complex="28pt"/>
    </style:style>
    <style:style style:name="ce16" style:family="table-cell">
      <loext:graphic-properties draw:fill="none" draw:textarea-vertical-align="middle"/>
      <style:paragraph-properties fo:text-align="center" fo:border="0.03pt solid #000000"/>
      <style:text-properties style:font-name="Times New Roman" fo:font-size="28pt" style:font-size-asian="28pt" style:font-size-complex="28pt"/>
    </style:style>
    <style:style style:name="ce17" style:family="table-cell">
      <loext:graphic-properties draw:fill="none"/>
      <style:paragraph-properties fo:border-left="0.03pt solid #000000" fo:border-right="0.03pt solid #000000" fo:border-top="0.03pt solid #000000" fo:border-bottom="none"/>
      <style:text-properties style:font-name="Times New Roman" fo:font-size="18pt" style:font-size-asian="18pt" style:font-size-complex="18pt"/>
    </style:style>
    <style:style style:name="ce18" style:family="table-cell">
      <loext:graphic-properties draw:fill="none"/>
      <style:paragraph-properties fo:border="0.03pt solid #000000"/>
    </style:style>
    <style:style style:name="ce19" style:family="table-cell">
      <loext:graphic-properties draw:fill="none"/>
      <style:paragraph-properties fo:border="0.03pt solid #000000"/>
      <style:text-properties style:font-name="Times New Roman" fo:font-size="18pt" style:font-size-asian="18pt" style:font-size-complex="18pt"/>
    </style:style>
    <style:style style:name="ce20" style:family="table-cell">
      <loext:graphic-properties draw:fill="none"/>
      <style:paragraph-properties fo:border-left="none" fo:border-right="0.03pt solid #000000" fo:border-top="0.03pt solid #000000" fo:border-bottom="0.03pt solid #000000"/>
    </style:style>
    <style:style style:name="ce21" style:family="table-cell">
      <loext:graphic-properties draw:fill="none"/>
      <style:paragraph-properties fo:border-left="0.03pt solid #000000" fo:border-right="0.03pt solid #000000" fo:border-top="none" fo:border-bottom="0.03pt solid #000000"/>
      <style:text-properties style:font-name="Times New Roman" fo:font-size="18pt" style:font-size-asian="18pt" style:font-size-complex="18pt"/>
    </style:style>
    <style:style style:name="ce22" style:family="table-cell">
      <loext:graphic-properties draw:fill="none"/>
      <style:paragraph-properties fo:text-align="end" fo:border="0.03pt solid #000000"/>
    </style:style>
    <style:style style:name="ce23" style:family="table-cell">
      <loext:graphic-properties draw:fill="none"/>
      <style:paragraph-properties fo:text-align="center" fo:border="0.03pt solid #000000"/>
      <style:text-properties fo:letter-spacing="0.12cm"/>
    </style:style>
    <style:style style:name="P1" style:family="paragraph">
      <style:paragraph-properties fo:text-align="center"/>
      <style:text-properties style:font-name="Times New Roman"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style:font-name="Times New Roman"/>
    </style:style>
    <style:style style:name="P4" style:family="paragraph">
      <loext:graphic-properties draw:fill="none" draw:fill-color="#ffffff"/>
      <style:text-properties style:font-name="Times New Roman"/>
    </style:style>
    <style:style style:name="P5" style:family="paragraph">
      <style:text-properties style:font-name="Times New Roman" fo:font-size="18pt" style:font-size-asian="18pt" style:font-size-complex="18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letter-spacing="0.12cm"/>
    </style:style>
    <style:style style:name="T1" style:family="text">
      <style:text-properties style:font-name="Times New Roman" fo:font-size="28pt" style:font-size-asian="28pt" style:font-size-complex="28pt"/>
    </style:style>
    <style:style style:name="T2" style:family="text">
      <style:text-properties fo:letter-spacing="0.12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7.754cm" svg:height="1.582cm" svg:x="2.186cm" svg:y="14.808cm">
          <table:table table:template-name="bw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pad</text:p>
              </table:table-cell>
              <table:table-cell table:style-name="ce2">
                <text:p text:style-name="P1">b</text:p>
              </table:table-cell>
              <table:table-cell table:style-name="ce3">
                <text:p text:style-name="P2"><text:span text:style-name="T1">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1.905cm" svg:height="1.143cm" svg:x="30.845cm" svg:y="11.287cm">
          <draw:text-box>
            <text:p text:style-name="P3">0</text:p>
          </draw:text-box>
        </draw:frame>
        <draw:frame draw:style-name="gr2" draw:text-style-name="P4" draw:layer="layout" svg:width="1.397cm" svg:height="0.954cm" svg:x="1.762cm" svg:y="11.341cm">
          <draw:text-box>
            <text:p text:style-name="P3">31</text:p>
          </draw:text-box>
        </draw:frame>
        <draw:frame draw:style-name="gr3" draw:text-style-name="P4" draw:layer="layout" svg:width="1.27cm" svg:height="0.954cm" svg:x="28.305cm" svg:y="11.287cm">
          <draw:text-box>
            <text:p text:style-name="P3">1</text:p>
          </draw:text-box>
        </draw:frame>
        <draw:frame draw:style-name="gr3" draw:text-style-name="P4" draw:layer="layout" svg:width="1.27cm" svg:height="0.954cm" svg:x="24.749cm" svg:y="11.341cm">
          <draw:text-box>
            <text:p text:style-name="P3">4</text:p>
          </draw:text-box>
        </draw:frame>
        <draw:frame draw:style-name="gr3" draw:text-style-name="P4" draw:layer="layout" svg:width="1.27cm" svg:height="0.954cm" svg:x="20.685cm" svg:y="11.287cm">
          <draw:text-box>
            <text:p text:style-name="P3">7</text:p>
          </draw:text-box>
        </draw:frame>
        <draw:frame draw:style-name="standard" draw:layer="layout" svg:width="29.093cm" svg:height="1.36cm" svg:x="2.259cm" svg:y="9.785cm">
          <table:table table:template-name="bw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2" table:default-cell-style-name="ce1">
              <table:table-cell>
                <text:p text:style-name="P1">pad</text:p>
              </table:table-cell>
              <table:table-cell>
                <text:p text:style-name="P1">c</text:p>
              </table:table-cell>
              <table:table-cell table:style-name="ce4">
                <text:p text:style-name="P1">b</text:p>
              </table:table-cell>
              <table:table-cell table:style-name="ce5">
                <text:p text:style-name="P1">a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4" draw:layer="layout" svg:width="1.905cm" svg:height="1.143cm" svg:x="30.845cm" svg:y="11.286cm">
          <draw:text-box>
            <text:p text:style-name="P3">0</text:p>
          </draw:text-box>
        </draw:frame>
        <draw:frame draw:style-name="gr2" draw:text-style-name="P4" draw:layer="layout" svg:width="1.397cm" svg:height="0.954cm" svg:x="1.762cm" svg:y="11.34cm">
          <draw:text-box>
            <text:p text:style-name="P3">31</text:p>
          </draw:text-box>
        </draw:frame>
        <draw:frame draw:style-name="gr3" draw:text-style-name="P4" draw:layer="layout" svg:width="1.27cm" svg:height="0.954cm" svg:x="26.4cm" svg:y="15.605cm">
          <draw:text-box>
            <text:p text:style-name="P3">1</text:p>
          </draw:text-box>
        </draw:frame>
        <draw:frame draw:style-name="gr3" draw:text-style-name="P4" draw:layer="layout" svg:width="1.27cm" svg:height="0.954cm" svg:x="21.066cm" svg:y="15.54cm">
          <draw:text-box>
            <text:p text:style-name="P3">4</text:p>
          </draw:text-box>
        </draw:frame>
        <draw:frame draw:style-name="gr3" draw:text-style-name="P4" draw:layer="layout" svg:width="1.27cm" svg:height="0.954cm" svg:x="20.685cm" svg:y="11.286cm">
          <draw:text-box>
            <text:p text:style-name="P3">7</text:p>
          </draw:text-box>
        </draw:frame>
        <draw:frame draw:style-name="standard" draw:layer="measurelines" svg:width="27.759cm" svg:height="1.353cm" svg:x="2.181cm" svg:y="16.395cm">
          <table:table table:template-name="bw" table:use-banding-rows-styles="true">
            <table:table-column table:style-name="co7"/>
            <table:table-column table:style-name="co8"/>
            <table:table-column table:style-name="co9"/>
            <table:table-row table:style-name="ro3">
              <table:table-cell table:style-name="ce1" table:number-columns-spanned="2">
                <text:p text:style-name="P2"><text:span text:style-name="T1">pad</text:span></text:p>
              </table:table-cell>
              <table:covered-table-cell table:style-name="ce6" table:number-columns-spanned="2"/>
              <table:table-cell table:style-name="ce7">
                <text:p text:style-name="P2"><text:span text:style-name="T1">c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4" draw:layer="measurelines" svg:width="1.905cm" svg:height="1.143cm" svg:x="29.194cm" svg:y="15.605cm">
          <draw:text-box>
            <text:p text:style-name="P3">0</text:p>
          </draw:text-box>
        </draw:frame>
        <draw:frame draw:style-name="gr1" draw:text-style-name="P4" draw:layer="measurelines" svg:width="1.905cm" svg:height="1.143cm" svg:x="29.194cm" svg:y="17.002cm">
          <draw:text-box>
            <text:p text:style-name="P3">0</text:p>
          </draw:text-box>
        </draw:frame>
        <draw:frame draw:style-name="gr1" draw:text-style-name="P4" draw:layer="measurelines" svg:width="1.905cm" svg:height="1.143cm" svg:x="25.765cm" svg:y="16.875cm">
          <draw:text-box>
            <text:p text:style-name="P3">2</text:p>
          </draw:text-box>
        </draw:frame>
        <draw:frame draw:style-name="gr2" draw:text-style-name="P4" draw:layer="measurelines" svg:width="1.397cm" svg:height="0.954cm" svg:x="2.016cm" svg:y="15.667cm">
          <draw:text-box>
            <text:p text:style-name="P3">31</text:p>
          </draw:text-box>
        </draw:frame>
        <draw:frame draw:style-name="gr2" draw:text-style-name="P4" draw:layer="measurelines" svg:width="1.397cm" svg:height="0.954cm" svg:x="2.016cm" svg:y="17.002cm">
          <draw:text-box>
            <text:p text:style-name="P3">31</text:p>
          </draw:text-box>
        </draw:frame>
        <draw:frame draw:style-name="standard" draw:layer="measurelines" svg:width="27.754cm" svg:height="1.582cm" svg:x="2.187cm" svg:y="14.808cm">
          <table:table table:template-name="bw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pad</text:p>
              </table:table-cell>
              <table:table-cell table:style-name="ce8">
                <text:p text:style-name="P1">b</text:p>
              </table:table-cell>
              <table:table-cell table:style-name="ce9">
                <text:p text:style-name="P2"><text:span text:style-name="T1">a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" draw:text-style-name="P4" draw:layer="measurelines" svg:width="1.27cm" svg:height="0.954cm" svg:x="26.401cm" svg:y="15.605cm">
          <draw:text-box>
            <text:p text:style-name="P3">1</text:p>
          </draw:text-box>
        </draw:frame>
        <draw:frame draw:style-name="gr3" draw:text-style-name="P4" draw:layer="measurelines" svg:width="1.27cm" svg:height="0.954cm" svg:x="21.067cm" svg:y="15.54cm">
          <draw:text-box>
            <text:p text:style-name="P3">4</text:p>
          </draw:text-box>
        </draw:frame>
        <draw:frame draw:style-name="standard" draw:layer="measurelines" svg:width="27.759cm" svg:height="1.353cm" svg:x="2.182cm" svg:y="16.395cm">
          <table:table table:template-name="bw" table:use-banding-rows-styles="true">
            <table:table-column table:style-name="co7"/>
            <table:table-column table:style-name="co8"/>
            <table:table-column table:style-name="co9"/>
            <table:table-row table:style-name="ro3">
              <table:table-cell table:style-name="ce1" table:number-columns-spanned="2">
                <text:p text:style-name="P2"><text:span text:style-name="T1">pad</text:span></text:p>
              </table:table-cell>
              <table:covered-table-cell table:style-name="ce10" table:number-columns-spanned="2"/>
              <table:table-cell table:style-name="ce11">
                <text:p text:style-name="P2"><text:span text:style-name="T1">c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" draw:text-style-name="P4" draw:layer="measurelines" svg:width="1.905cm" svg:height="1.143cm" svg:x="29.195cm" svg:y="15.605cm">
          <draw:text-box>
            <text:p text:style-name="P3">0</text:p>
          </draw:text-box>
        </draw:frame>
        <draw:frame draw:style-name="gr1" draw:text-style-name="P4" draw:layer="measurelines" svg:width="1.905cm" svg:height="1.143cm" svg:x="29.195cm" svg:y="17.002cm">
          <draw:text-box>
            <text:p text:style-name="P3">0</text:p>
          </draw:text-box>
        </draw:frame>
        <draw:frame draw:style-name="gr1" draw:text-style-name="P4" draw:layer="measurelines" svg:width="1.905cm" svg:height="1.143cm" svg:x="25.766cm" svg:y="16.875cm">
          <draw:text-box>
            <text:p text:style-name="P3">2</text:p>
          </draw:text-box>
        </draw:frame>
        <draw:frame draw:style-name="gr2" draw:text-style-name="P4" draw:layer="measurelines" svg:width="1.397cm" svg:height="0.954cm" svg:x="2.017cm" svg:y="15.667cm">
          <draw:text-box>
            <text:p text:style-name="P3">31</text:p>
          </draw:text-box>
        </draw:frame>
        <draw:frame draw:style-name="gr2" draw:text-style-name="P4" draw:layer="measurelines" svg:width="1.397cm" svg:height="0.954cm" svg:x="2.017cm" svg:y="17.002cm">
          <draw:text-box>
            <text:p text:style-name="P3">31</text:p>
          </draw:text-box>
        </draw:frame>
        <draw:frame draw:style-name="standard" draw:layer="measurelines" svg:width="27.754cm" svg:height="1.582cm" svg:x="2.186cm" svg:y="19.796cm">
          <table:table table:template-name="bw" table:use-banding-rows-styles="true">
            <table:table-column table:style-name="co10"/>
            <table:table-column table:style-name="co11"/>
            <table:table-column table:style-name="co12"/>
            <table:table-row table:style-name="ro1">
              <table:table-cell table:style-name="ce1">
                <text:p text:style-name="P1">pad</text:p>
              </table:table-cell>
              <table:table-cell table:style-name="ce12">
                <text:p text:style-name="P1">b</text:p>
              </table:table-cell>
              <table:table-cell table:style-name="ce13">
                <text:p text:style-name="P2"><text:span text:style-name="T1">a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" draw:text-style-name="P4" draw:layer="measurelines" svg:width="1.27cm" svg:height="0.954cm" svg:x="25.511cm" svg:y="20.62cm">
          <draw:text-box>
            <text:p text:style-name="P3">2</text:p>
          </draw:text-box>
        </draw:frame>
        <draw:frame draw:style-name="gr3" draw:text-style-name="P4" draw:layer="measurelines" svg:width="1.27cm" svg:height="0.954cm" svg:x="22.717cm" svg:y="20.62cm">
          <draw:text-box>
            <text:p text:style-name="P3">4</text:p>
          </draw:text-box>
        </draw:frame>
        <draw:frame draw:style-name="standard" draw:layer="measurelines" svg:width="27.774cm" svg:height="1.353cm" svg:x="2.181cm" svg:y="21.383cm">
          <table:table table:template-name="bw" table:use-banding-rows-styles="true">
            <table:table-column table:style-name="co13"/>
            <table:table-column table:style-name="co14"/>
            <table:table-column table:style-name="co15"/>
            <table:table-row table:style-name="ro3">
              <table:table-cell table:style-name="ce14">
                <text:p text:style-name="P2"><text:span text:style-name="T1">pad</text:span></text:p>
              </table:table-cell>
              <table:table-cell table:style-name="ce15">
                <text:p text:style-name="P1"><text:span text:style-name="T1">d</text:span></text:p>
              </table:table-cell>
              <table:table-cell table:style-name="ce16">
                <text:p text:style-name="P2"><text:span text:style-name="T1">c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" draw:text-style-name="P4" draw:layer="measurelines" svg:width="1.905cm" svg:height="1.143cm" svg:x="29.194cm" svg:y="20.593cm">
          <draw:text-box>
            <text:p text:style-name="P3">0</text:p>
          </draw:text-box>
        </draw:frame>
        <draw:frame draw:style-name="gr1" draw:text-style-name="P4" draw:layer="measurelines" svg:width="1.905cm" svg:height="1.143cm" svg:x="29.194cm" svg:y="21.99cm">
          <draw:text-box>
            <text:p text:style-name="P3">0</text:p>
          </draw:text-box>
        </draw:frame>
        <draw:frame draw:style-name="gr1" draw:text-style-name="P4" draw:layer="measurelines" svg:width="1.905cm" svg:height="1.143cm" svg:x="24.368cm" svg:y="21.955cm">
          <draw:text-box>
            <text:p text:style-name="P3">3</text:p>
          </draw:text-box>
        </draw:frame>
        <draw:frame draw:style-name="gr2" draw:text-style-name="P4" draw:layer="measurelines" svg:width="1.397cm" svg:height="0.954cm" svg:x="2.016cm" svg:y="20.655cm">
          <draw:text-box>
            <text:p text:style-name="P3">31</text:p>
          </draw:text-box>
        </draw:frame>
        <draw:frame draw:style-name="gr2" draw:text-style-name="P4" draw:layer="measurelines" svg:width="1.397cm" svg:height="0.954cm" svg:x="2.016cm" svg:y="21.99cm">
          <draw:text-box>
            <text:p text:style-name="P3">31</text:p>
          </draw:text-box>
        </draw:frame>
        <draw:frame draw:style-name="gr1" draw:text-style-name="P4" draw:layer="measurelines" svg:width="1.905cm" svg:height="1.143cm" svg:x="20.05cm" svg:y="21.955cm">
          <draw:text-box>
            <text:p text:style-name="P3">6</text:p>
          </draw:text-box>
        </draw:frame>
      </draw:page>
      <draw:page draw:name="page2" draw:style-name="dp1" draw:master-page-name="Default">
        <draw:frame draw:style-name="standard" draw:layer="measurelines" svg:width="17.923cm" svg:height="32.071cm" svg:x="0.876cm" svg:y="0.231cm">
          <table:table table:template-name="default" table:use-first-row-styles="true" table:use-banding-rows-styles="true">
            <table:table-column table:style-name="co16"/>
            <table:table-column table:style-name="co17"/>
            <table:table-row table:style-name="ro4">
              <table:table-cell table:style-name="ce17">
                <text:p text:style-name="P5">0x7fffffffd180</text:p>
              </table:table-cell>
              <table:table-cell table:style-name="ce18"/>
            </table:table-row>
            <table:table-row table:style-name="ro4">
              <table:table-cell table:style-name="ce17">
                <text:p text:style-name="P5">0x7fffffffd17f</text:p>
              </table:table-cell>
              <table:table-cell table:style-name="ce18"/>
            </table:table-row>
            <table:table-row table:style-name="ro5">
              <table:table-cell table:style-name="ce19">
                <text:p text:style-name="P5">0x7fffffffd17e</text:p>
              </table:table-cell>
              <table:table-cell table:style-name="ce20"/>
            </table:table-row>
            <table:table-row table:style-name="ro5">
              <table:table-cell table:style-name="ce21">
                <text:p text:style-name="P5">0x7fffffffd17d</text:p>
              </table:table-cell>
              <table:table-cell table:style-name="ce18"/>
            </table:table-row>
            <table:table-row table:style-name="ro5">
              <table:table-cell table:style-name="ce19">
                <text:p text:style-name="P5">0x7fffffffd17c</text:p>
              </table:table-cell>
              <table:table-cell table:style-name="ce18"/>
            </table:table-row>
            <table:table-row table:style-name="ro5">
              <table:table-cell table:style-name="ce19">
                <text:p text:style-name="P5">0x7fffffffd17b</text:p>
              </table:table-cell>
              <table:table-cell table:style-name="ce18"/>
            </table:table-row>
            <table:table-row table:style-name="ro5">
              <table:table-cell table:style-name="ce19">
                <text:p text:style-name="P5">0x7fffffffd17a</text:p>
              </table:table-cell>
              <table:table-cell table:style-name="ce18"/>
            </table:table-row>
            <table:table-row table:style-name="ro5">
              <table:table-cell table:style-name="ce19">
                <text:p text:style-name="P5">0x7fffffffd179</text:p>
              </table:table-cell>
              <table:table-cell table:style-name="ce18"/>
            </table:table-row>
            <table:table-row table:style-name="ro6">
              <table:table-cell table:style-name="ce19">
                <text:p text:style-name="P5">0x7fffffffd178</text:p>
              </table:table-cell>
              <table:table-cell table:style-name="ce18"/>
            </table:table-row>
            <table:table-row table:style-name="ro5">
              <table:table-cell table:style-name="ce19">
                <text:p text:style-name="P5">0x7fffffffd177</text:p>
              </table:table-cell>
              <table:table-cell table:style-name="ce18"/>
            </table:table-row>
            <table:table-row table:style-name="ro5">
              <table:table-cell table:style-name="ce19">
                <text:p text:style-name="P5">0x7fffffffd176</text:p>
              </table:table-cell>
              <table:table-cell table:style-name="ce18"/>
            </table:table-row>
            <table:table-row table:style-name="ro5">
              <table:table-cell table:style-name="ce19">
                <text:p text:style-name="P5">0x7fffffffd175</text:p>
              </table:table-cell>
              <table:table-cell table:style-name="ce18"/>
            </table:table-row>
            <table:table-row table:style-name="ro5">
              <table:table-cell table:style-name="ce19">
                <text:p text:style-name="P5">0x7fffffffd174</text:p>
              </table:table-cell>
              <table:table-cell table:style-name="ce18"/>
            </table:table-row>
            <table:table-row table:style-name="ro5">
              <table:table-cell table:style-name="ce19">
                <text:p text:style-name="P5">0x7fffffffd173</text:p>
              </table:table-cell>
              <table:table-cell table:style-name="ce18"/>
            </table:table-row>
            <table:table-row table:style-name="ro5">
              <table:table-cell table:style-name="ce19">
                <text:p text:style-name="P5">0x7fffffffd172</text:p>
              </table:table-cell>
              <table:table-cell table:style-name="ce18"/>
            </table:table-row>
            <table:table-row table:style-name="ro5">
              <table:table-cell table:style-name="ce19">
                <text:p text:style-name="P5">0x7fffffffd171</text:p>
              </table:table-cell>
              <table:table-cell table:style-name="ce18"/>
            </table:table-row>
            <table:table-row table:style-name="ro5">
              <table:table-cell table:style-name="ce19">
                <text:p text:style-name="P5">0x7fffffffd170</text:p>
              </table:table-cell>
              <table:table-cell table:style-name="ce18"/>
            </table:table-row>
            <table:table-row table:style-name="ro5">
              <table:table-cell table:style-name="ce19">
                <text:p text:style-name="P5">0x7fffffffd16f</text:p>
              </table:table-cell>
              <table:table-cell table:style-name="ce18"/>
            </table:table-row>
            <table:table-row table:style-name="ro5">
              <table:table-cell table:style-name="ce19">
                <text:p text:style-name="P5">0x7fffffffd16e</text:p>
              </table:table-cell>
              <table:table-cell table:style-name="ce18"/>
            </table:table-row>
            <table:table-row table:style-name="ro5">
              <table:table-cell table:style-name="ce19">
                <text:p text:style-name="P5">0x7fffffffd16d</text:p>
              </table:table-cell>
              <table:table-cell table:style-name="ce18"/>
            </table:table-row>
            <table:table-row table:style-name="ro5">
              <table:table-cell table:style-name="ce19">
                <text:p text:style-name="P5">0x7fffffffd16c</text:p>
              </table:table-cell>
              <table:table-cell table:style-name="ce22"/>
            </table:table-row>
            <table:table-row table:style-name="ro5">
              <table:table-cell table:style-name="ce19">
                <text:p text:style-name="P5">0x7fffffffd16b</text:p>
              </table:table-cell>
              <table:table-cell table:style-name="ce18"/>
            </table:table-row>
            <table:table-row table:style-name="ro5">
              <table:table-cell table:style-name="ce19">
                <text:p text:style-name="P5">0x7fffffffd16a</text:p>
              </table:table-cell>
              <table:table-cell table:style-name="ce18"/>
            </table:table-row>
            <table:table-row table:style-name="ro5">
              <table:table-cell table:style-name="ce19">
                <text:p text:style-name="P5">0x7fffffffd169</text:p>
              </table:table-cell>
              <table:table-cell table:style-name="ce18"/>
            </table:table-row>
            <table:table-row table:style-name="ro5">
              <table:table-cell table:style-name="ce19">
                <text:p text:style-name="P5">0x7fffffffd168</text:p>
              </table:table-cell>
              <table:table-cell table:style-name="ce18"/>
            </table:table-row>
            <table:table-row table:style-name="ro5">
              <table:table-cell table:style-name="ce19">
                <text:p text:style-name="P5">0x7fffffffd167</text:p>
              </table:table-cell>
              <table:table-cell table:style-name="ce18"/>
            </table:table-row>
            <table:table-row table:style-name="ro5">
              <table:table-cell table:style-name="ce19">
                <text:p text:style-name="P5">0x7fffffffd166</text:p>
              </table:table-cell>
              <table:table-cell table:style-name="ce18"/>
            </table:table-row>
            <table:table-row table:style-name="ro5">
              <table:table-cell table:style-name="ce19">
                <text:p text:style-name="P5">0x7fffffffd165</text:p>
              </table:table-cell>
              <table:table-cell table:style-name="ce18"/>
            </table:table-row>
            <table:table-row table:style-name="ro5">
              <table:table-cell table:style-name="ce19">
                <text:p text:style-name="P5">0x7fffffffd164</text:p>
              </table:table-cell>
              <table:table-cell table:style-name="ce18"/>
            </table:table-row>
            <table:table-row table:style-name="ro5">
              <table:table-cell table:style-name="ce19">
                <text:p text:style-name="P5">0x7fffffffd163</text:p>
              </table:table-cell>
              <table:table-cell table:style-name="ce18"/>
            </table:table-row>
            <table:table-row table:style-name="ro5">
              <table:table-cell table:style-name="ce19">
                <text:p text:style-name="P5">0x7fffffffd162</text:p>
              </table:table-cell>
              <table:table-cell table:style-name="ce18"/>
            </table:table-row>
            <table:table-row table:style-name="ro5">
              <table:table-cell table:style-name="ce19">
                <text:p text:style-name="P5">0x7fffffffd161</text:p>
              </table:table-cell>
              <table:table-cell table:style-name="ce18"/>
            </table:table-row>
            <table:table-row table:style-name="ro5">
              <table:table-cell table:style-name="ce19">
                <text:p text:style-name="P5">0x7fffffffd160</text:p>
              </table:table-cell>
              <table:table-cell table:style-name="ce18"/>
            </table:table-row>
          </table:table>
          <draw:image xlink:href="Pictures/TablePreview8.svm" xlink:type="simple" xlink:show="embed" xlink:actuate="onLoad"/>
        </draw:frame>
        <draw:frame draw:style-name="gr4" draw:text-style-name="P6" draw:layer="measurelines" svg:width="4.572cm" svg:height="1.254cm" svg:x="18.78cm" svg:y="0.127cm">
          <draw:text-box>
            <text:p>rbp</text:p>
          </draw:text-box>
        </draw:frame>
        <draw:frame draw:style-name="gr4" draw:text-style-name="P6" draw:layer="measurelines" svg:width="4.572cm" svg:height="1.254cm" svg:x="18.78cm" svg:y="31.242cm">
          <draw:text-box>
            <text:p>rsp</text:p>
          </draw:text-box>
        </draw:frame>
        <draw:frame draw:style-name="gr4" draw:text-style-name="P6" draw:layer="measurelines" svg:width="4.572cm" svg:height="1.254cm" svg:x="18.907cm" svg:y="15.748cm">
          <draw:text-box>
            <text:p>rbp-0x10 : f</text:p>
          </draw:text-box>
        </draw:frame>
        <draw:frame draw:style-name="gr4" draw:text-style-name="P6" draw:layer="measurelines" svg:width="4.572cm" svg:height="1.254cm" svg:x="18.907cm" svg:y="19.685cm">
          <draw:text-box>
            <text:p>rbp-0x10 : i</text:p>
          </draw:text-box>
        </draw:frame>
      </draw:page>
      <draw:page draw:name="page3" draw:style-name="dp1" draw:master-page-name="Default">
        <draw:frame draw:style-name="standard" draw:layer="measurelines" svg:width="18.067cm" svg:height="31.875cm" svg:x="4.302cm" svg:y="2.251cm">
          <table:table table:template-name="default" table:use-first-row-styles="true" table:use-banding-rows-styles="true">
            <table:table-column table:style-name="co18"/>
            <table:table-column table:style-name="co19"/>
            <table:table-row table:style-name="ro7">
              <table:table-cell table:style-name="ce17">
                <text:p text:style-name="P5">0x7fffffffd180</text:p>
              </table:table-cell>
              <table:table-cell table:style-name="ce18"/>
            </table:table-row>
            <table:table-row table:style-name="ro7">
              <table:table-cell table:style-name="ce17">
                <text:p text:style-name="P5">0x7fffffffd17f</text:p>
              </table:table-cell>
              <table:table-cell table:style-name="ce18"/>
            </table:table-row>
            <table:table-row table:style-name="ro7">
              <table:table-cell table:style-name="ce19">
                <text:p text:style-name="P5">0x7fffffffd17e</text:p>
              </table:table-cell>
              <table:table-cell table:style-name="ce20"/>
            </table:table-row>
            <table:table-row table:style-name="ro7">
              <table:table-cell table:style-name="ce21">
                <text:p text:style-name="P5">0x7fffffffd17d</text:p>
              </table:table-cell>
              <table:table-cell table:style-name="ce18"/>
            </table:table-row>
            <table:table-row table:style-name="ro7">
              <table:table-cell table:style-name="ce19">
                <text:p text:style-name="P5">0x7fffffffd17c</text:p>
              </table:table-cell>
              <table:table-cell table:style-name="ce18"/>
            </table:table-row>
            <table:table-row table:style-name="ro7">
              <table:table-cell table:style-name="ce19">
                <text:p text:style-name="P5">0x7fffffffd17b</text:p>
              </table:table-cell>
              <table:table-cell table:style-name="ce18"/>
            </table:table-row>
            <table:table-row table:style-name="ro7">
              <table:table-cell table:style-name="ce19">
                <text:p text:style-name="P5">0x7fffffffd17a</text:p>
              </table:table-cell>
              <table:table-cell table:style-name="ce18"/>
            </table:table-row>
            <table:table-row table:style-name="ro7">
              <table:table-cell table:style-name="ce19">
                <text:p text:style-name="P5">0x7fffffffd179</text:p>
              </table:table-cell>
              <table:table-cell table:style-name="ce18"/>
            </table:table-row>
            <table:table-row table:style-name="ro7">
              <table:table-cell table:style-name="ce19">
                <text:p text:style-name="P5">0x7fffffffd178</text:p>
              </table:table-cell>
              <table:table-cell table:style-name="ce18"/>
            </table:table-row>
            <table:table-row table:style-name="ro7">
              <table:table-cell table:style-name="ce19">
                <text:p text:style-name="P5">0x7fffffffd177</text:p>
              </table:table-cell>
              <table:table-cell table:style-name="ce18"/>
            </table:table-row>
            <table:table-row table:style-name="ro7">
              <table:table-cell table:style-name="ce19">
                <text:p text:style-name="P5">0x7fffffffd176</text:p>
              </table:table-cell>
              <table:table-cell table:style-name="ce18"/>
            </table:table-row>
            <table:table-row table:style-name="ro7">
              <table:table-cell table:style-name="ce19">
                <text:p text:style-name="P5">0x7fffffffd175</text:p>
              </table:table-cell>
              <table:table-cell table:style-name="ce18"/>
            </table:table-row>
            <table:table-row table:style-name="ro7">
              <table:table-cell table:style-name="ce19">
                <text:p text:style-name="P5">0x7fffffffd174</text:p>
              </table:table-cell>
              <table:table-cell table:style-name="ce18"/>
            </table:table-row>
            <table:table-row table:style-name="ro5">
              <table:table-cell table:style-name="ce19">
                <text:p text:style-name="P5">0x7fffffffd173</text:p>
              </table:table-cell>
              <table:table-cell table:style-name="ce23">
                <text:p text:style-name="P7"><text:span text:style-name="T2">11111111</text:span></text:p>
              </table:table-cell>
            </table:table-row>
            <table:table-row table:style-name="ro5">
              <table:table-cell table:style-name="ce19">
                <text:p text:style-name="P5">0x7fffffffd172</text:p>
              </table:table-cell>
              <table:table-cell table:style-name="ce23">
                <text:p text:style-name="P7"><text:span text:style-name="T2">11111111</text:span></text:p>
              </table:table-cell>
            </table:table-row>
            <table:table-row table:style-name="ro5">
              <table:table-cell table:style-name="ce19">
                <text:p text:style-name="P5">0x7fffffffd171</text:p>
              </table:table-cell>
              <table:table-cell table:style-name="ce23">
                <text:p text:style-name="P7"><text:span text:style-name="T2">11010001</text:span></text:p>
              </table:table-cell>
            </table:table-row>
            <table:table-row table:style-name="ro5">
              <table:table-cell table:style-name="ce19">
                <text:p text:style-name="P5">0x7fffffffd170</text:p>
              </table:table-cell>
              <table:table-cell table:style-name="ce23">
                <text:p text:style-name="P7">01101100</text:p>
              </table:table-cell>
            </table:table-row>
            <table:table-row table:style-name="ro5">
              <table:table-cell table:style-name="ce19">
                <text:p text:style-name="P5">0x7fffffffd16f</text:p>
              </table:table-cell>
              <table:table-cell table:style-name="ce23">
                <text:p text:style-name="P7">00000000</text:p>
              </table:table-cell>
            </table:table-row>
            <table:table-row table:style-name="ro5">
              <table:table-cell table:style-name="ce19">
                <text:p text:style-name="P5">0x7fffffffd16e</text:p>
              </table:table-cell>
              <table:table-cell table:style-name="ce23">
                <text:p text:style-name="P7">00000000</text:p>
              </table:table-cell>
            </table:table-row>
            <table:table-row table:style-name="ro5">
              <table:table-cell table:style-name="ce19">
                <text:p text:style-name="P5">0x7fffffffd16d</text:p>
              </table:table-cell>
              <table:table-cell table:style-name="ce23">
                <text:p text:style-name="P7">11111111</text:p>
              </table:table-cell>
            </table:table-row>
            <table:table-row table:style-name="ro5">
              <table:table-cell table:style-name="ce19">
                <text:p text:style-name="P5">0x7fffffffd16c</text:p>
              </table:table-cell>
              <table:table-cell table:style-name="ce23">
                <text:p text:style-name="P7">11111111</text:p>
              </table:table-cell>
            </table:table-row>
            <table:table-row table:style-name="ro7">
              <table:table-cell table:style-name="ce19">
                <text:p text:style-name="P5">0x7fffffffd16b</text:p>
              </table:table-cell>
              <table:table-cell table:style-name="ce18"/>
            </table:table-row>
            <table:table-row table:style-name="ro7">
              <table:table-cell table:style-name="ce19">
                <text:p text:style-name="P5">0x7fffffffd16a</text:p>
              </table:table-cell>
              <table:table-cell table:style-name="ce18"/>
            </table:table-row>
            <table:table-row table:style-name="ro7">
              <table:table-cell table:style-name="ce19">
                <text:p text:style-name="P5">0x7fffffffd169</text:p>
              </table:table-cell>
              <table:table-cell table:style-name="ce18"/>
            </table:table-row>
            <table:table-row table:style-name="ro7">
              <table:table-cell table:style-name="ce19">
                <text:p text:style-name="P5">0x7fffffffd168</text:p>
              </table:table-cell>
              <table:table-cell table:style-name="ce18"/>
            </table:table-row>
            <table:table-row table:style-name="ro7">
              <table:table-cell table:style-name="ce19">
                <text:p text:style-name="P5">0x7fffffffd167</text:p>
              </table:table-cell>
              <table:table-cell table:style-name="ce18"/>
            </table:table-row>
            <table:table-row table:style-name="ro7">
              <table:table-cell table:style-name="ce19">
                <text:p text:style-name="P5">0x7fffffffd166</text:p>
              </table:table-cell>
              <table:table-cell table:style-name="ce18"/>
            </table:table-row>
            <table:table-row table:style-name="ro7">
              <table:table-cell table:style-name="ce19">
                <text:p text:style-name="P5">0x7fffffffd165</text:p>
              </table:table-cell>
              <table:table-cell table:style-name="ce18"/>
            </table:table-row>
            <table:table-row table:style-name="ro7">
              <table:table-cell table:style-name="ce19">
                <text:p text:style-name="P5">0x7fffffffd164</text:p>
              </table:table-cell>
              <table:table-cell table:style-name="ce18"/>
            </table:table-row>
            <table:table-row table:style-name="ro7">
              <table:table-cell table:style-name="ce19">
                <text:p text:style-name="P5">0x7fffffffd163</text:p>
              </table:table-cell>
              <table:table-cell table:style-name="ce18"/>
            </table:table-row>
            <table:table-row table:style-name="ro7">
              <table:table-cell table:style-name="ce19">
                <text:p text:style-name="P5">0x7fffffffd162</text:p>
              </table:table-cell>
              <table:table-cell table:style-name="ce18"/>
            </table:table-row>
            <table:table-row table:style-name="ro7">
              <table:table-cell table:style-name="ce19">
                <text:p text:style-name="P5">0x7fffffffd161</text:p>
              </table:table-cell>
              <table:table-cell table:style-name="ce18"/>
            </table:table-row>
            <table:table-row table:style-name="ro7">
              <table:table-cell table:style-name="ce19">
                <text:p text:style-name="P5">0x7fffffffd160</text:p>
              </table:table-cell>
              <table:table-cell table:style-name="ce18"/>
            </table:table-row>
          </table:table>
          <draw:image xlink:href="Pictures/TablePreview9.svm" xlink:type="simple" xlink:show="embed" xlink:actuate="onLoad"/>
        </draw:frame>
        <draw:frame draw:style-name="gr5" draw:text-style-name="P6" draw:layer="measurelines" svg:width="4.609cm" svg:height="1.25cm" svg:x="22.35cm" svg:y="2.147cm">
          <draw:text-box>
            <text:p>rbp</text:p>
          </draw:text-box>
        </draw:frame>
        <draw:frame draw:style-name="gr5" draw:text-style-name="P6" draw:layer="measurelines" svg:width="4.609cm" svg:height="1.25cm" svg:x="22.35cm" svg:y="33.151cm">
          <draw:text-box>
            <text:p>rsp</text:p>
          </draw:text-box>
        </draw:frame>
        <draw:frame draw:style-name="gr6" draw:text-style-name="P6" draw:layer="measurelines" svg:width="4.609cm" svg:height="1.249cm" svg:x="22.478cm" svg:y="17.713cm">
          <draw:text-box>
            <text:p>rbp-0x10 : f</text:p>
          </draw:text-box>
        </draw:frame>
        <draw:frame draw:style-name="gr6" draw:text-style-name="P6" draw:layer="measurelines" svg:width="4.609cm" svg:height="1.249cm" svg:x="22.478cm" svg:y="21.636cm">
          <draw:text-box>
            <text:p>rbp-0x14 : 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3T21:39:08.761509108</meta:creation-date>
    <dc:date>2019-03-14T01:02:49.021813121</dc:date>
    <meta:editing-duration>PT1H12M1S</meta:editing-duration>
    <meta:editing-cycles>4</meta:editing-cycles>
    <meta:generator>LibreOffice/6.1.4.2$Linux_X86_64 LibreOffice_project/10$Build-2</meta:generator>
    <meta:document-statistic meta:object-count="47"/>
  </office:meta>
</office:document-meta>
</file>